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6.752cm" fo:margin-left="0.824cm" fo:margin-top="0cm" fo:margin-bottom="0cm" table:align="left" style:writing-mode="lr-tb"/>
    </style:style>
    <style:style style:name="Table1.A" style:family="table-column">
      <style:table-column-properties style:column-width="2.427cm"/>
    </style:style>
    <style:style style:name="Table1.B" style:family="table-column">
      <style:table-column-properties style:column-width="2.681cm"/>
    </style:style>
    <style:style style:name="Table1.C" style:family="table-column">
      <style:table-column-properties style:column-width="6.57cm"/>
    </style:style>
    <style:style style:name="Table1.D" style:family="table-column">
      <style:table-column-properties style:column-width="5.07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margin-top="0.212cm" fo:margin-bottom="0.212cm" style:contextual-spacing="false" fo:line-height="150%"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Standard">
      <style:paragraph-properties fo:margin-left="0.63cm"/>
    </style:style>
    <style:style style:name="P4" style:family="paragraph" style:parent-style-name="Standard" style:list-style-name="WWNum7">
      <style:paragraph-properties fo:margin-left="1.889cm" fo:margin-top="0cm" fo:margin-bottom="0cm" style:contextual-spacing="false" fo:text-indent="-0.63cm" style:auto-text-indent="false">
        <style:tab-stops>
          <style:tab-stop style:position="1.9cm"/>
        </style:tab-stops>
      </style:paragraph-properties>
    </style:style>
    <style:style style:name="P5" style:family="paragraph" style:parent-style-name="List_20_Paragraph" style:list-style-name="WWNum9"/>
    <style:style style:name="P6" style:family="paragraph" style:parent-style-name="Standard">
      <style:paragraph-properties fo:text-indent="0.635cm" style:auto-text-indent="false"/>
    </style:style>
    <style:style style:name="P7" style:family="paragraph" style:parent-style-name="Standard">
      <style:paragraph-properties fo:margin-top="0cm" fo:margin-bottom="0.353cm" style:contextual-spacing="false" fo:line-height="115%" fo:text-align="center" style:justify-single-word="false" fo:orphans="2" fo:widows="2"/>
      <style:text-properties style:font-name="Calibri" fo:font-size="11pt" fo:language="el" fo:country="GR" style:letter-kerning="true" style:font-name-asian="Calibri1" style:font-size-asian="11pt" style:language-asian="el" style:country-asian="GR" style:font-name-complex="F" style:font-size-complex="11pt" style:language-complex="ar" style:country-complex="SA"/>
    </style:style>
    <style:style style:name="P8" style:family="paragraph" style:parent-style-name="List_20_Paragraph" style:list-style-name="WWNum10"/>
    <style:style style:name="P9" style:family="paragraph" style:parent-style-name="Standard">
      <style:paragraph-properties fo:margin-left="2.54cm"/>
    </style:style>
    <style:style style:name="P10" style:family="paragraph" style:parent-style-name="Standard">
      <style:paragraph-properties fo:margin-left="1.27cm"/>
    </style:style>
    <style:style style:name="P11" style:family="paragraph" style:parent-style-name="List_20_Paragraph">
      <style:paragraph-properties fo:margin-left="2.632cm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List_20_Paragraph" style:list-style-name="WWNum5"/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Segoe UI Symbol'" style:font-family-generic="swiss" style:font-pitch="variable" style:font-family-complex="'Segoe UI Symbol'" style:font-family-generic-complex="system" style:font-pitch-complex="variable"/>
    </style:style>
    <style:style style:name="T4" style:family="text">
      <style:text-properties fo:font-family="Calibri" style:font-family-generic="swiss" style:font-pitch="variable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MEDIbot</text:span></text:h>
      <text:h text:style-name="P2" text:outline-level="3" loext:marker-style-name="T2">ΜΕΡΟΣ Α: Κατασκευάζω τον Αλγόριθμο Follow the Line<text:span text:style-name="T2"/></text:h>
      <text:p text:style-name="P3">Το ρομπότ έχει:</text:p>
      <text:list text:style-name="WWNum7">
        <text:list-item>
          <text:p text:style-name="P4"><text:s/>Αριστερό αισθητήρα γραμμής</text:p>
        </text:list-item>
        <text:list-item>
          <text:p text:style-name="P4">Δεξί αισθητήρα γραμμής</text:p>
        </text:list-item>
        <text:list-item>
          <text:p text:style-name="P4">Αριστερό μοτέρ</text:p>
        </text:list-item>
        <text:list-item>
          <text:p text:style-name="P4">Δεξί μοτέρ</text:p>
        </text:list-item>
      </text:list>
      <text:p text:style-name="P3">Ο κάθε αισθητήρας μπορεί να «δει»: ΜΑΥΡΟ (γραμμή) ή ΑΣΠΡΟ (έδαφος)</text:p>
      <text:list text:style-name="WWNum9">
        <text:list-item>
          <text:p text:style-name="P5" loext:marker-style-name="T2"><text:span text:style-name="T2">Πίνακας Καταστάσεων</text:span><text:span text:style-name="T2"/></text:p>
        </text:list-item>
      </text:list>
      <text:p text:style-name="P6">Συμπληρώστε τι πρέπει να κάνει το ρομπότ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 loext:marker-style-name="T2"><text:span text:style-name="T2">Αριστερός Αισθητήρας</text:span><text:span text:style-name="T2"/></text:p>
          </table:table-cell>
          <table:table-cell table:style-name="Table1.A1" office:value-type="string">
            <text:p text:style-name="P7" loext:marker-style-name="T2"><text:span text:style-name="T2">Δεξιός Αισθητήρας</text:span><text:span text:style-name="T2"/></text:p>
          </table:table-cell>
          <table:table-cell table:style-name="Table1.A1" office:value-type="string">
            <text:p text:style-name="P7" loext:marker-style-name="T2"><text:span text:style-name="T2">Τι σημαίνει;</text:span><text:span text:style-name="T2"/></text:p>
          </table:table-cell>
          <table:table-cell table:style-name="Table1.A1" office:value-type="string">
            <text:p text:style-name="P7" loext:marker-style-name="T2"><text:span text:style-name="T2">Κίνηση Ρομπότ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7">ΜΑΥΡΟ</text:p>
          </table:table-cell>
          <table:table-cell table:style-name="Table1.A1" office:value-type="string">
            <text:p text:style-name="P7">ΜΑΥΡΟ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ΜΑΥΡΟ</text:p>
          </table:table-cell>
          <table:table-cell table:style-name="Table1.A1" office:value-type="string">
            <text:p text:style-name="P7">ΑΣΠΡΟ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ΑΣΠΡΟ</text:p>
          </table:table-cell>
          <table:table-cell table:style-name="Table1.A1" office:value-type="string">
            <text:p text:style-name="P7">ΜΑΥΡΟ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ΑΣΠΡΟ</text:p>
          </table:table-cell>
          <table:table-cell table:style-name="Table1.A1" office:value-type="string">
            <text:p text:style-name="P7">ΑΣΠΡΟ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  <text:list xml:id="list120830527511741" text:continue-numbering="true" text:style-name="WWNum9">
        <text:list-item>
          <text:p text:style-name="P5" loext:marker-style-name="T2"><text:span text:style-name="T2">Λογική Ερμηνεία</text:span><text:span text:style-name="T2"/></text:p>
        </text:list-item>
      </text:list>
      <text:list text:style-name="WWNum10">
        <text:list-item>
          <text:p text:style-name="P8">Όταν και οι δύο βλέπουν ΜΑΥΡΟ:</text:p>
        </text:list-item>
      </text:list>
      <text:p text:style-name="P9">Το ρομπότ βρίσκεται __________________________<text:line-break/>Άρα πρέπει να __________________________</text:p>
      <text:list text:continue-numbering="true" text:style-name="WWNum10">
        <text:list-item>
          <text:p text:style-name="P8">Όταν αριστερός = ΜΑΥΡΟ και δεξιός = ΑΣΠΡΟ:</text:p>
        </text:list-item>
      </text:list>
      <text:p text:style-name="P9">Η γραμμή βρίσκεται __________________________<text:line-break/>Το ρομπότ πρέπει να __________________________</text:p>
      <text:list text:continue-numbering="true" text:style-name="WWNum10">
        <text:list-item>
          <text:p text:style-name="P8"><text:s/>Όταν αριστερός = ΑΣΠΡΟ και δεξιός = ΜΑΥΡΟ:</text:p>
        </text:list-item>
      </text:list>
      <text:p text:style-name="P9">Η γραμμή βρίσκεται __________________________<text:line-break/>Το ρομπότ πρέπει να __________________________</text:p>
      <text:list xml:id="list120831417919274" text:continue-numbering="true" text:style-name="WWNum10">
        <text:list-item>
          <text:p text:style-name="P8">Όταν και οι δύο βλέπουν ΑΣΠΡΟ:</text:p>
        </text:list-item>
      </text:list>
      <text:p text:style-name="P9">Το ρομπότ πιθανόν __________________________<text:line-break/>Τι μπορεί να κάνει;<text:line-break/><text:span text:style-name="T3">☐</text:span> <text:span text:style-name="T4">Να</text:span> <text:span text:style-name="T4">σταματήσει</text:span><text:line-break/><text:span text:style-name="T3">☐</text:span> <text:span text:style-name="T4">Να</text:span> <text:span text:style-name="T4">ψάξει</text:span> <text:span text:style-name="T4">αριστερά</text:span><text:line-break/><text:span text:style-name="T3">☐</text:span> <text:span text:style-name="T4">Να</text:span> <text:span text:style-name="T4">ψάξει</text:span> <text:span text:style-name="T4">δεξιά</text:span><text:line-break/><text:span text:style-name="T3">☐</text:span> <text:span text:style-name="T4">Να</text:span> <text:span text:style-name="T4">κινηθεί</text:span> <text:span text:style-name="T4">αργά</text:span> <text:span text:style-name="T4">μπροστά</text:span></text:p>
      <text:p text:style-name="Standard"><text:soft-page-break/></text:p>
      <text:list xml:id="list120829795808758" text:continue-list="list120830527511741" text:style-name="WWNum9">
        <text:list-item>
          <text:p text:style-name="P5" loext:marker-style-name="T2"><text:span text:style-name="T2">Πώς Ελέγχω τα Μοτέρ</text:span><text:span text:style-name="T2"/></text:p>
        </text:list-item>
      </text:list>
      <text:p text:style-name="P10">Συμπληρώστε:</text:p>
      <text:list text:continue-list="list120831417919274" text:style-name="WWNum10">
        <text:list-item>
          <text:p text:style-name="P8">Για να πάει ευθεία:<text:line-break/>Αριστερό μοτέρ = ______<text:line-break/>Δεξί μοτέρ = ______</text:p>
        </text:list-item>
      </text:list>
      <text:p text:style-name="P11"/>
      <text:list text:continue-numbering="true" text:style-name="WWNum10">
        <text:list-item>
          <text:p text:style-name="P8">Για να στρίψει αριστερά:<text:line-break/>Αριστερό μοτέρ = ______<text:line-break/>Δεξί μοτέρ = ______</text:p>
        </text:list-item>
      </text:list>
      <text:p text:style-name="List_20_Paragraph"/>
      <text:p text:style-name="P11"/>
      <text:list text:continue-numbering="true" text:style-name="WWNum10">
        <text:list-item>
          <text:p text:style-name="P8">Για να στρίψει δεξιά:<text:line-break/>Αριστερό μοτέρ = ______<text:line-break/>Δεξί μοτέρ = ______</text:p>
        </text:list-item>
      </text:list>
      <text:p text:style-name="P12" loext:marker-style-name="T2"/>
      <text:list text:continue-list="list120829795808758" text:style-name="WWNum9">
        <text:list-item>
          <text:p text:style-name="P5" loext:marker-style-name="T2"><text:span text:style-name="T2">Γράφω τον Αλγόριθμο</text:span><text:span text:style-name="T2"/></text:p>
        </text:list-item>
      </text:list>
      <text:p text:style-name="P10">Συμπληρώστε:</text:p>
      <text:p text:style-name="P10">ΑΡΧΗ</text:p>
      <text:p text:style-name="P10">ΟΣΟ το ρομπότ κινείται</text:p>
      <text:p text:style-name="P10"> ΑΝ (Αριστερός = ΜΑΥΡΟ ΚΑΙ Δεξιός = ΜΑΥΡΟ)<text:line-break/>  ΤΟΤΕ __________________________</text:p>
      <text:p text:style-name="P10"> ΑΛΛΙΩΣ ΑΝ (Αριστερός = ΜΑΥΡΟ ΚΑΙ Δεξιός = ΑΣΠΡΟ)<text:line-break/>  ΤΟΤΕ __________________________</text:p>
      <text:p text:style-name="P10"> ΑΛΛΙΩΣ ΑΝ (Αριστερός = ΑΣΠΡΟ ΚΑΙ Δεξιός = ΜΑΥΡΟ)<text:line-break/>  ΤΟΤΕ __________________________</text:p>
      <text:p text:style-name="P10"> ΑΛΛΙΩΣ<text:line-break/>  __________________________</text:p>
      <text:p text:style-name="P10">ΤΕΛΟΣ</text:p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h text:style-name="P2" text:outline-level="3"><text:soft-page-break/>ΜΕΡΟΣ Β: Έξυπνες Παρεμβάσεις</text:h>
      <text:list text:style-name="WWNum5">
        <text:list-item>
          <text:p text:style-name="P14">Με ποιο τρόπο μπορεί το ρομπότ να παρέχει βοήθεια σε όσους δραστηριοποιούνται στην Πειραϊκή;</text:p>
        </text:list-item>
      </text:list>
      <text:p text:style-name="Standard"/>
      <text:p text:style-name="Standard"/>
      <text:p text:style-name="Standard"/>
      <text:p text:style-name="List_20_Paragraph"/>
      <text:p text:style-name="Standard"/>
      <text:p text:style-name="Standard"/>
      <text:p text:style-name="Standard"/>
      <text:p text:style-name="List_20_Paragraph"/>
      <text:p text:style-name="List_20_Paragraph"/>
      <text:p text:style-name="Standard"/>
      <text:p text:style-name="Standard"/>
      <text:p text:style-name="Standard"/>
      <text:p text:style-name="List_20_Paragraph"/>
      <text:list text:continue-numbering="true" text:style-name="WWNum5">
        <text:list-item>
          <text:p text:style-name="P14">Σχεδιάστε πρόχειρα ή περιγράψτε τη λύση που προτείνατε.</text:p>
        </text:list-item>
      </text:list>
      <text:p text:style-name="List_20_Paragraph"/>
      <text:p text:style-name="Standard"/>
      <text:p text:style-name="Standard"/>
      <text:p text:style-name="Standard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l" fo:country="GR" style:letter-kerning="true" style:font-name-asian="Calibri1" style:font-size-asian="11pt" style:language-asian="el" style:country-asian="GR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l" fo:country="GR" style:letter-kerning="true" style:font-name-asian="Calibri1" style:font-size-asian="11pt" style:language-asian="el" style:country-asian="GR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Επικεφαλίδα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Επικεφαλίδα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Επικεφαλίδα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365f9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Επικεφαλίδα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365f9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Επικεφαλίδα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365f9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Επικεφαλίδα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Επικεφαλίδα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Επικεφαλίδα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Επικεφαλίδα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Τίτλος_20_Char" style:class="chapter">
      <style:paragraph-properties fo:margin-top="0cm" fo:margin-bottom="0.141cm" style:contextual-spacing="true" fo:line-height="100%"/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Υπότιτλος_20_Char" style:class="chapter">
      <style:paragraph-properties fo:margin-top="0cm" fo:margin-bottom="0.282cm" style:contextual-spacing="false"/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Απόσπασμα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Intense_20_Quote" style:display-name="Intense Quote" style:family="paragraph" style:parent-style-name="Standard" style:next-style-name="Standard" loext:linked-style-name="Έντονο_20_απόσπ.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365f91" fo:border-bottom="0.51pt solid #365f91"/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2_20_Char" style:display-name="Επικεφαλίδα 2 Char" style:family="text" style:parent-style-name="Default_20_Paragraph_20_Font" loext:linked-style-name="Heading_20_2"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3_20_Char" style:display-name="Επικεφαλίδα 3 Char" style:family="text" style:parent-style-name="Default_20_Paragraph_20_Font" loext:linked-style-name="Heading_20_3">
      <style:text-properties fo:color="#365f9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4_20_Char" style:display-name="Επικεφαλίδα 4 Char" style:family="text" style:parent-style-name="Default_20_Paragraph_20_Font" loext:linked-style-name="Heading_20_4">
      <style:text-properties fo:color="#365f9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5_20_Char" style:display-name="Επικεφαλίδα 5 Char" style:family="text" style:parent-style-name="Default_20_Paragraph_20_Font" loext:linked-style-name="Heading_20_5">
      <style:text-properties fo:color="#365f9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6_20_Char" style:display-name="Επικεφαλίδα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Επικεφαλίδα_20_7_20_Char" style:display-name="Επικεφαλίδα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Επικεφαλίδα_20_8_20_Char" style:display-name="Επικεφαλίδα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Επικεφαλίδα_20_9_20_Char" style:display-name="Επικεφαλίδα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Τίτλος_20_Char" style:display-name="Τίτλος Char" style:family="text" style:parent-style-name="Default_20_Paragraph_20_Font" loext:linked-style-name="Title"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Υπότιτλος_20_Char" style:display-name="Υπότιτλος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Απόσπασμα_20_Char" style:display-name="Απόσπασμα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Έντονο_20_απόσπ._20_Char" style:display-name="Έντονο απόσπ. Char" style:family="text" style:parent-style-name="Default_20_Paragraph_20_Font" loext:linked-style-name="Intense_20_Quote"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365f9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fo:font-size="16pt" fo:font-weight="bold" style:font-size-asian="16pt" style:font-weight-asian="bold" style:font-size-complex="16pt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6pt" fo:font-weight="bold" style:font-size-asian="16pt" style:font-weight-asian="bold" style:font-size-complex="16pt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6pt" fo:font-weight="bold" style:font-size-asian="16pt" style:font-weight-asian="bold" style:font-size-complex="16pt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6pt" fo:font-weight="bold" style:font-size-asian="16pt" style:font-weight-asian="bold" style:font-size-complex="16pt" style:font-weight-complex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6pt" fo:font-weight="bold" style:font-size-asian="16pt" style:font-weight-asian="bold" style:font-size-complex="16pt" style:font-weight-complex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32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02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7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42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12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52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22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9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Θέμα του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Vassilis Vallianos</meta:initial-creator>
    <meta:editing-cycles>7</meta:editing-cycles>
    <meta:print-date>2026-02-18T07:34:00</meta:print-date>
    <meta:creation-date>2026-02-22T16:07:00</meta:creation-date>
    <dc:date>2026-03-23T12:08:29.407629100</dc:date>
    <meta:editing-duration>PT1H23M7S</meta:editing-duration>
    <meta:generator>LibreOffice/25.8.4.2$Windows_X86_64 LibreOffice_project/290daaa01b999472f0c7a3890eb6a550fd74c6df</meta:generator>
    <meta:document-statistic meta:table-count="1" meta:image-count="0" meta:object-count="0" meta:page-count="3" meta:paragraph-count="48" meta:word-count="266" meta:character-count="1712" meta:non-whitespace-character-count="1497"/>
    <meta:user-defined meta:name="AppVersion">16.0000</meta:user-defined>
    <meta:template xlink:type="simple" xlink:actuate="onRequest" xlink:title="Normal.dotm" xlink:href=""/>
  </office:meta>
</office:document-meta>
</file>